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e3e3e3"/>
      <style:text-properties loext:padding="0.049cm" loext:border="0.06pt solid #e3e3e3"/>
    </style:style>
    <style:style style:name="P2" style:family="paragraph" style:parent-style-name="Standard">
      <style:text-properties loext:padding="0.049cm" loext:border="0.06pt solid #e3e3e3"/>
    </style:style>
    <style:style style:name="P3" style:family="paragraph" style:parent-style-name="Standard">
      <style:paragraph-properties fo:margin-top="0cm" fo:margin-bottom="0.499cm" style:contextual-spacing="false"/>
      <style:text-properties loext:padding="0.049cm" loext:border="0.06pt solid #e3e3e3"/>
    </style:style>
    <style:style style:name="P4" style:family="paragraph" style:parent-style-name="Text_20_body">
      <style:paragraph-properties fo:margin-top="0cm" fo:margin-bottom="0cm" style:contextual-spacing="false"/>
      <style:text-properties loext:padding="0.049cm" loext:border="0.06pt solid #e3e3e3"/>
    </style:style>
    <style:style style:name="P5" style:family="paragraph" style:parent-style-name="Preformatted_20_Text">
      <style:paragraph-properties fo:margin-top="0cm" fo:margin-bottom="0.499cm" style:contextual-spacing="false" fo:padding="0.049cm" fo:border="0.06pt solid #e3e3e3"/>
    </style:style>
    <style:style style:name="P6" style:family="paragraph" style:parent-style-name="Preformatted_20_Text">
      <style:paragraph-properties fo:padding="0.049cm" fo:border="0.06pt solid #e3e3e3"/>
    </style:style>
    <style:style style:name="P7" style:family="paragraph" style:parent-style-name="Text_20_body">
      <style:paragraph-properties fo:padding="0.049cm" fo:border="0.06pt solid #e3e3e3"/>
    </style:style>
    <style:style style:name="T1" style:family="text">
      <style:text-properties loext:padding="0.049cm" loext:border="0.06pt solid #e3e3e3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ara criar um botão de "copiar" em JavaScript, você pode usar a API </text:span><text:span text:style-name="Source_20_Text"><text:span text:style-name="T1">document.execCommand('copy')</text:span></text:span><text:span text:style-name="T1"> para copiar o texto selecionado para a área de transferência. Aqui está um exemplo de como você pode implementar isso:</text:span></text:p>
      <text:p text:style-name="P1">HTML:</text:p>
      <text:p text:style-name="P6"><text:span text:style-name="Source_20_Text"><text:span text:style-name="T1">&lt;input type="text" id="textoParaCopiar" value="Texto a ser copiado"&gt;</text:span></text:span></text:p>
      <text:p text:style-name="P5"><text:span text:style-name="Source_20_Text"><text:span text:style-name="T1">&lt;button onclick="copiarTexto()"&gt;Copiar&lt;/button&gt;</text:span></text:span></text:p>
      <text:p text:style-name="P1">JavaScript:</text:p>
      <text:p text:style-name="P6"><text:span text:style-name="Source_20_Text"><text:span text:style-name="T1">function copiarTexto() {</text:span></text:span></text:p>
      <text:p text:style-name="P6"><text:span text:style-name="Source_20_Text"><text:span text:style-name="T1"><text:s text:c="2"/>var inputTexto = document.getElementById("textoParaCopiar");</text:span></text:span></text:p>
      <text:p text:style-name="P6"><text:span text:style-name="Source_20_Text"><text:span text:style-name="T1"><text:s text:c="2"/>inputTexto.select();</text:span></text:span></text:p>
      <text:p text:style-name="P6"><text:span text:style-name="Source_20_Text"><text:span text:style-name="T1"><text:s text:c="2"/>document.execCommand("copy");</text:span></text:span></text:p>
      <text:p text:style-name="P6"><text:span text:style-name="Source_20_Text"><text:span text:style-name="T1"><text:s text:c="2"/>alert("Texto copiado para a área de transferência!");</text:span></text:span></text:p>
      <text:p text:style-name="P5"><text:span text:style-name="Source_20_Text"><text:span text:style-name="T1">}</text:span></text:span></text:p>
      <text:p text:style-name="P7"><text:span text:style-name="T1">Neste exemplo, temos um campo de entrada de texto e um botão "Copiar". Quando o botão é clicado, a função </text:span><text:span text:style-name="Source_20_Text"><text:span text:style-name="T1">copiarTexto()</text:span></text:span><text:span text:style-name="T1"> é chamada. Esta função seleciona o texto dentro do campo de entrada usando </text:span><text:span text:style-name="Source_20_Text"><text:span text:style-name="T1">select()</text:span></text:span><text:span text:style-name="T1">, executa o comando de cópia usando </text:span><text:span text:style-name="Source_20_Text"><text:span text:style-name="T1">document.execCommand("copy")</text:span></text:span><text:span text:style-name="T1">, e então exibe um alerta para notificar o usuário que o texto foi copiado com sucesso.</text:span></text:p>
      <text:p text:style-name="P7"><text:span text:style-name="T1">Lembre-se de que a execução do comando </text:span><text:span text:style-name="Source_20_Text"><text:span text:style-name="T1">document.execCommand('copy')</text:span></text:span><text:span text:style-name="T1"> pode não ser suportada em todos os navegadores. Certifique-se de testar em diferentes navegadores para garantir a compatibilidade. Além disso, em ambientes mais recentes, pode ser necessário usar a API </text:span><text:span text:style-name="Source_20_Text"><text:span text:style-name="T1">navigator.clipboard.writeText()</text:span></text:span><text:span text:style-name="T1"> para acessar a área de transferência.</text:span></text:p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7:36:48.330301092</meta:creation-date>
    <dc:date>2024-03-04T14:46:29.400142896</dc:date>
    <meta:editing-duration>PT3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65" meta:character-count="1234" meta:non-whitespace-character-count="1074"/>
  </office:meta>
</office:document-meta>
</file>